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kt-Titel </text:span>(vorläufiger Arbeitstitel):</text:p>
      <text:p text:style-name="Standard"><text:tab/>Personal Canban</text:p>
      <text:p text:style-name="Standard"/>
      <text:p text:style-name="P2">Auftraggeber</text:p>
      <text:p text:style-name="P2"><text:tab/><text:span text:style-name="T2">Klassenlehrer (Herr Rowley)</text:span></text:p>
      <text:p text:style-name="P3"/>
      <text:p text:style-name="P2">Projektteam: Wer arbeitet im Projektteam?</text:p>
      <text:p text:style-name="P2"><text:tab/><text:span text:style-name="T2">Willi Sylvester, Jan Zaydowicz, Momme Raap, Christian Ryf</text:span></text:p>
      <text:p text:style-name="P3"/>
      <text:p text:style-name="P2">Projektergebnisse: Was erwartet der Auftraggeber vom Projekt?</text:p>
      <text:p text:style-name="P2"><text:tab/><text:span text:style-name="T2">Durchführung einer Marktanalyse</text:span></text:p>
      <text:p text:style-name="P3"><text:tab/>Marketing-Mix konzeptionieren</text:p>
      <text:p text:style-name="P3"><text:tab/>Dokumentation erstellen</text:p>
      <text:p text:style-name="P3"><text:tab/>Präsentation erstellen und halten</text:p>
      <text:p text:style-name="P3"/>
      <text:p text:style-name="P2">Beginn und Ende des Projektes</text:p>
      <text:p text:style-name="P2"><text:tab/><text:span text:style-name="T2">Projektbeginn: Dezember 2013</text:span></text:p>
      <text:p text:style-name="P3"><text:tab/>Projektende: <text:s text:c="3"/>Juli 2014</text:p>
      <text:p text:style-name="P3"/>
      <text:p text:style-name="P2">Weitere bekannte Termine</text:p>
      <text:p text:style-name="P2"><text:tab/><text:span text:style-name="T2">Am Ende jeder Schulwoche wird ein Protokoll des bisherigen Fortschritts abgegeben</text:span></text:p>
      <text:p text:style-name="P3"><text:tab/>08. Mai 2014 15.10 Uhr: Persönliche Abgabe schriftlicher Dokumentation bei Auftraggeber</text:p>
      <text:p text:style-name="P3"><text:tab/>08. Mai 2014 15.10 Uhr: Abgabe der elektronischen Dokumentation auf Schulportal</text:p>
      <text:p text:style-name="P3"><text:tab/>26. Mai 2014: Präsentation</text:p>
      <text:p text:style-name="P3"/>
      <text:p text:style-name="P2">Stakeholder</text:p>
      <text:p text:style-name="P2"><text:tab/><text:span text:style-name="T2">Personen die Interesse an der Verbesserung ihres Zeitmanagements haben</text:span></text:p>
      <text:p text:style-name="P3"><text:tab/>und Klassenlehrer</text:p>
      <text:p text:style-name="P3"/>
      <text:p text:style-name="P2">Risiken</text:p>
      <text:p text:style-name="P2"><text:tab/><text:span text:style-name="T2">Überschätzung des Marktes</text:span></text:p>
      <text:p text:style-name="P3"><text:tab/>Unterschätzung der Konkurrenz</text:p>
      <text:p text:style-name="P3"/>
      <text:p text:style-name="P2">Anlagen</text:p>
      <text:p text:style-name="P2"><text:tab/><text:span text:style-name="T2">Zielmatrix</text:span></text:p>
      <text:p text:style-name="P3"><text:tab/>Projektstrukturplan</text:p>
      <text:p text:style-name="P3"><text:tab/>Projektablaufplan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3"/>
      <text:p text:style-name="P3">Ort, Datum:</text:p>
      <text:p text:style-name="P3"/>
      <text:p text:style-name="P3"/>
      <text:p text:style-name="P3"/>
      <text:p text:style-name="P3">Unterschrift:<text:tab/><text:tab/><text:tab/><text:tab/><text:tab/><text:tab/><text:tab/>Unterschrift:<text:tab/></text:p>
      <text:p text:style-name="P3"><text:soft-page-break/>Auftraggeber<text:tab/><text:tab/><text:tab/> <text:tab/><text:tab/><text:tab/><text:tab/>Projektleitung des Schulprojekttea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vertra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2:17:27.28</meta:creation-date>
    <dc:date>2014-02-21T20:53:29.47</dc:date>
    <meta:editing-duration>PT1H54M38S</meta:editing-duration>
    <meta:editing-cycles>10</meta:editing-cycles>
    <meta:generator>OpenOffice.org/3.4.1$Win32 OpenOffice.org_project/341m1$Build-9593</meta:generator>
    <meta:print-date>2014-02-21T20:39:17.98</meta:print-date>
    <meta:document-statistic meta:table-count="0" meta:image-count="0" meta:object-count="0" meta:page-count="2" meta:paragraph-count="33" meta:word-count="123" meta:character-count="1096"/>
  </office:meta>
</office:document-meta>
</file>